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5.9999999999999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Liberation 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OL-1" style:family="table-column">
      <style:table-column-properties style:column-width="95.2499999999999pt" style:use-optimal-column-width="true"/>
    </style:style>
    <style:style style:name="ACOL-2" style:family="table-column">
      <style:table-column-properties style:column-width="54.74999999999991pt" style:use-optimal-column-width="true"/>
    </style:style>
    <style:style style:name="ACOL-3" style:family="table-column">
      <style:table-column-properties style:column-width="61.49999999999991pt" style:use-optimal-column-width="true"/>
    </style:style>
    <style:style style:name="ACOL-4" style:family="table-column">
      <style:table-column-properties style:column-width="63pt" style:use-optimal-column-width="true"/>
    </style:style>
    <style:style style:name="ACOL-5" style:family="table-column">
      <style:table-column-properties style:column-width="58.50000000000001pt" style:use-optimal-column-width="true"/>
    </style:style>
    <style:style style:name="ACOL-6" style:family="table-column">
      <style:table-column-properties style:column-width="105.75pt" style:use-optimal-column-width="true"/>
    </style:style>
    <style:style style:name="ACOL-7" style:family="table-column">
      <style:table-column-properties style:column-width="227.9999999999999pt" style:use-optimal-column-width="true"/>
    </style:style>
    <style:style style:name="ACOL-8" style:family="table-column">
      <style:table-column-properties style:column-width="91.50000000000009pt" style:use-optimal-column-width="true"/>
    </style:style>
    <style:style style:name="ACOL-9" style:family="table-column">
      <style:table-column-properties style:column-width="120.7500000000001pt" style:use-optimal-column-width="true"/>
    </style:style>
    <style:style style:name="ACOL-10" style:family="table-column">
      <style:table-column-properties style:column-width="125.25000000000009pt" style:use-optimal-column-width="true"/>
    </style:style>
    <style:style style:name="ACOL-11" style:family="table-column">
      <style:table-column-properties style:column-width="126pt" style:use-optimal-column-width="true"/>
    </style:style>
    <style:style style:name="ACOL-12" style:family="table-column">
      <style:table-column-properties style:column-width="127.5000000000001pt" style:use-optimal-column-width="true"/>
    </style:style>
    <style:style style:name="ACOL-13" style:family="table-column">
      <style:table-column-properties style:column-width="128.25pt" style:use-optimal-column-width="true"/>
    </style:style>
    <style:style style:name="ACOL-14" style:family="table-column">
      <style:table-column-properties style:column-width="63.7499999999999pt" style:use-optimal-column-width="true"/>
    </style:style>
    <style:style style:name="ACOL-15" style:family="table-column"/>
    <style:style style:name="AROW-1" style:family="table-row">
      <style:table-row-properties style:row-height="20.25pt" style:use-optimal-row-height="true"/>
    </style:style>
    <style:style style:name="AROW-2" style:family="table-row">
      <style:table-row-properties style:row-height="14.25pt" style:use-optimal-row-height="true"/>
    </style:style>
    <style:style style:name="AROW-3" style:family="table-row">
      <style:table-row-properties style:row-height="15pt" style:use-optimal-row-height="true"/>
    </style:style>
    <style:style style:name="AROW-4" style:family="table-row">
      <style:table-row-properties style:row-height="30pt" style:use-optimal-row-height="true"/>
    </style:style>
    <style:style style:name="AROW-5" style:family="table-row">
      <style:table-row-properties style:row-height="45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0"/>
        <table:table-column table:default-cell-style-name="ACE-1" table:style-name="ACOL-12"/>
        <table:table-column table:default-cell-style-name="ACE-1" table:style-name="ACOL-11" table:number-columns-repeated="2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 table:number-columns-repeated="1005"/>
        <table:table-column table:default-cell-style-name="ACE-3" table:style-name="ACOL-0" table:number-columns-repeated="15360"/>
        <table:table-row table:style-name="AROW-1">
          <table:table-cell table:number-columns-spanned="7" table:style-name="ACE-0" office:value-type="string">
            <text:p>Reporte de una actividad</text:p>
          </table:table-cell>
          <table:covered-table-cell table:number-columns-repeated="6"/>
          <table:table-cell table:number-columns-repeated="1017" table:style-name="ACE-1"/>
          <table:table-cell table:number-columns-repeated="15360" table:style-name="ACE-3"/>
        </table:table-row>
        <table:table-row table:style-name="AROW-2">
          <table:table-cell table:number-columns-repeated="16384"/>
        </table:table-row>
        <table:table-row table:style-name="AROW-3">
          <table:table-cell table:style-name="ACE-2" office:value-type="string">
            <text:p>Id</text:p>
          </table:table-cell>
          <table:table-cell table:number-columns-repeated="4" table:style-name="ACE-1"/>
          <table:table-cell table:style-name="ACE-2" office:value-type="string">
            <text:p>Fecha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Nombre</text:p>
          </table:table-cell>
          <table:table-cell table:number-columns-spanned="6" table:style-name="ACE-4"/>
          <table:covered-table-cell table:number-columns-repeated="5"/>
          <table:table-cell table:number-columns-repeated="1017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Oficina</text:p>
          </table:table-cell>
          <table:table-cell table:number-columns-repeated="4" table:style-name="ACE-1"/>
          <table:table-cell table:style-name="ACE-2" office:value-type="string">
            <text:p>Lugar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4">
          <table:table-cell table:style-name="ACE-2" office:value-type="string">
            <text:p>Área(s)</text:p>
          </table:table-cell>
          <table:table-cell table:number-columns-repeated="4" table:style-name="ACE-1"/>
          <table:table-cell table:style-name="ACE-2" office:value-type="string">
            <text:p>Subárea(s) de actividad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Responsable</text:p>
          </table:table-cell>
          <table:table-cell table:number-columns-repeated="4" table:style-name="ACE-1"/>
          <table:table-cell table:style-name="ACE-2" office:value-type="string">
            <text:p>Corresponsables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2">
          <table:table-cell table:number-columns-repeated="16384"/>
        </table:table-row>
        <table:table-row table:style-name="AROW-4">
          <table:table-cell table:style-name="ACE-2" office:value-type="string">
            <text:p>Convenios financieros</text:p>
          </table:table-cell>
          <table:table-cell table:number-columns-spanned="6" table:style-name="ACE-1"/>
          <table:covered-table-cell table:number-columns-repeated="5"/>
          <table:table-cell table:number-columns-repeated="1017" table:style-name="ACE-1"/>
          <table:table-cell table:number-columns-repeated="15360" table:style-name="ACE-3"/>
        </table:table-row>
        <table:table-row table:style-name="AROW-5">
          <table:table-cell table:style-name="ACE-2" office:value-type="string">
            <text:p>Actividad(es) de convenio</text:p>
          </table:table-cell>
          <table:table-cell table:number-columns-repeated="4" table:style-name="ACE-1"/>
          <table:table-cell table:style-name="ACE-2" office:value-type="string">
            <text:p>Objetivos de convenio asociados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4">
          <table:table-cell table:style-name="ACE-2" office:value-type="string">
            <text:p>Objetivo de la actividad</text:p>
          </table:table-cell>
          <table:table-cell table:number-columns-spanned="6" table:style-name="ACE-1"/>
          <table:covered-table-cell table:number-columns-repeated="5"/>
          <table:table-cell table:number-columns-repeated="1017" table:style-name="ACE-1"/>
          <table:table-cell table:number-columns-repeated="15360" table:style-name="ACE-3"/>
        </table:table-row>
        <table:table-row table:style-name="AROW-2">
          <table:table-cell table:number-columns-repeated="16384"/>
        </table:table-row>
        <table:table-row table:style-name="AROW-4">
          <table:table-cell table:style-name="ACE-2"/>
          <table:table-cell table:style-name="ACE-2" office:value-type="string">
            <text:p>Mujeres locales</text:p>
          </table:table-cell>
          <table:table-cell table:style-name="ACE-2" office:value-type="string">
            <text:p>Hombres locales</text:p>
          </table:table-cell>
          <table:table-cell table:style-name="ACE-2" office:value-type="string">
            <text:p>Mujeres de fuera</text:p>
          </table:table-cell>
          <table:table-cell table:style-name="ACE-2" office:value-type="string">
            <text:p>Hombres de fuera</text:p>
          </table:table-cell>
          <table:table-cell table:number-columns-repeated="1019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0-12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13-17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17-25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26-45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46-60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&gt;60</text:p>
          </table:table-cell>
          <table:table-cell table:number-columns-repeated="1023" table:style-name="ACE-1"/>
          <table:table-cell table:number-columns-repeated="15360" table:style-name="ACE-3"/>
        </table:table-row>
        <table:table-row table:style-name="AROW-4">
          <table:table-cell table:style-name="ACE-2" office:value-type="string">
            <text:p>Total Beneficiarios</text:p>
          </table:table-cell>
          <table:table-cell table:number-columns-repeated="3" table:style-name="ACE-1"/>
          <table:table-cell table:number-columns-repeated="2" table:style-name="ACE-2"/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/>
          <table:table-cell table:number-columns-repeated="3" table:style-name="ACE-1"/>
          <table:table-cell table:number-columns-repeated="2" table:style-name="ACE-2"/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Resultado</text:p>
          </table:table-cell>
          <table:table-cell table:number-columns-spanned="6" table:style-name="ACE-1"/>
          <table:covered-table-cell table:number-columns-repeated="5"/>
          <table:table-cell table:number-columns-repeated="1017" table:style-name="ACE-1"/>
          <table:table-cell table:number-columns-repeated="15360" table:style-name="ACE-3"/>
        </table:table-row>
        <table:table-row table:style-name="AROW-3">
          <table:table-cell table:style-name="ACE-2"/>
          <table:table-cell table:number-columns-repeated="3" table:style-name="ACE-1"/>
          <table:table-cell table:number-columns-repeated="2" table:style-name="ACE-2"/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 office:value-type="string">
            <text:p>Fecha Creación</text:p>
          </table:table-cell>
          <table:table-cell table:number-columns-repeated="4" table:style-name="ACE-1"/>
          <table:table-cell table:style-name="ACE-2" office:value-type="string">
            <text:p>Fecha actualización</text:p>
          </table:table-cell>
          <table:table-cell table:number-columns-repeated="1018" table:style-name="ACE-1"/>
          <table:table-cell table:number-columns-repeated="15360" table:style-name="ACE-3"/>
        </table:table-row>
        <table:table-row table:style-name="AROW-3">
          <table:table-cell table:style-name="ACE-2"/>
          <table:table-cell table:number-columns-repeated="1023" table:style-name="ACE-1"/>
          <table:table-cell table:number-columns-repeated="15360" table:style-name="ACE-3"/>
        </table:table-row>
        <table:table-row table:style-name="AROW-0" table:number-rows-repeated="1048551">
          <table:table-cell table:number-columns-repeated="16384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5.9999999999999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0pt" fo:margin-bottom="0pt" fo:margin-left="0pt" fo:margin-right="0pt" fo:page-width="791.9999826986959pt" fo:page-height="611.9999826986959pt" style:table-centering="none" style:print-page-order="ltr" style:writing-mode="lr-tb" style:print-orientation="landscape" style:print="charts drawings objects" style:scale-to="100.00%"/>
      <style:header-style>
        <style:header-footer-properties fo:border="none" style:shadow="none" fo:padding="0pt" fo:margin="0pt" fo:min-height="28.8pt" svg:height="28.8pt" style:dynamic-spacing="true"/>
      </style:header-style>
      <style:footer-style>
        <style:header-footer-properties fo:border="none" style:shadow="none" fo:padding="0pt" fo:margin="0pt" fo:min-height="28.8pt" svg:height="28.8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Vladimir Tamara</dc:creator>
    <dc:date>2018-09-19T18:51:05Z</dc:date>
    <meta:creation-date>2017-04-06T09:48:33Z</meta:creation-date>
    <meta:editing-cycles>7</meta:editing-cycles>
    <meta:editing-duration>PT6821S</meta:editing-duration>
    <meta:generator>gnumeric/1.12.39</meta:generator>
  </office:meta>
</office:document-meta>
</file>